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fc2" officeooo:paragraph-rsid="00100fc2"/>
    </style:style>
    <style:style style:name="P2" style:family="paragraph" style:parent-style-name="Text_20_body">
      <style:text-properties officeooo:rsid="00100fc2" officeooo:paragraph-rsid="00100fc2"/>
    </style:style>
    <style:style style:name="P3" style:family="paragraph" style:parent-style-name="Text_20_body">
      <style:text-properties officeooo:paragraph-rsid="00100fc2"/>
    </style:style>
    <style:style style:name="P4" style:family="paragraph" style:parent-style-name="Text_20_body">
      <style:text-properties officeooo:rsid="00107dec" officeooo:paragraph-rsid="00107dec"/>
    </style:style>
    <style:style style:name="P5" style:family="paragraph" style:parent-style-name="Heading_20_1">
      <style:text-properties officeooo:rsid="00100fc2" officeooo:paragraph-rsid="00107dec"/>
    </style:style>
    <style:style style:name="P6" style:family="paragraph" style:parent-style-name="Subtitle">
      <style:text-properties officeooo:rsid="00100fc2" officeooo:paragraph-rsid="00100fc2"/>
    </style:style>
    <style:style style:name="P7" style:family="paragraph" style:parent-style-name="Heading_20_2">
      <style:text-properties officeooo:rsid="00100fc2" officeooo:paragraph-rsid="00100fc2"/>
    </style:style>
    <style:style style:name="P8" style:family="paragraph" style:parent-style-name="Quotations">
      <style:text-properties style:font-name="FreeMono" fo:font-size="10pt" style:font-size-asian="10pt" style:font-size-complex="10pt"/>
    </style:style>
    <style:style style:name="P9" style:family="paragraph" style:parent-style-name="Quotations">
      <style:text-properties style:font-name="FreeMono" fo:font-size="10pt" officeooo:paragraph-rsid="00107dec" style:font-size-asian="10pt" style:font-size-complex="10pt"/>
    </style:style>
    <style:style style:name="P10" style:family="paragraph" style:parent-style-name="Quotations">
      <style:paragraph-properties fo:margin-left="0cm" fo:margin-right="1cm" fo:text-indent="0cm" style:auto-text-indent="false"/>
      <style:text-properties officeooo:rsid="00107dec" officeooo:paragraph-rsid="00107dec"/>
    </style:style>
    <style:style style:name="T1" style:family="text">
      <style:text-properties officeooo:rsid="00100fc2"/>
    </style:style>
    <style:style style:name="T2" style:family="text">
      <style:text-properties fo:font-weight="bold" officeooo:rsid="00100fc2" style:font-weight-asian="bold" style:font-weight-complex="bold"/>
    </style:style>
    <style:style style:name="T3" style:family="text">
      <style:text-properties officeooo:rsid="00107d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w to use Github *basics</text:p>
      <text:p text:style-name="P6">Jeremy Gillbanks, 22 July 2019</text:p>
      <text:h text:style-name="Heading_20_1" text:outline-level="1">Uploading <text:span text:style-name="T1">new</text:span> <text:span text:style-name="T1">or updating </text:span>folders to Github</text:h>
      <text:p text:style-name="P2">Navigate to the directory of interest</text:p>
      <text:p text:style-name="P8">cd [directory location]</text:p>
      <text:h text:style-name="P7" text:outline-level="2">Create and add to Repository</text:h>
      <text:p text:style-name="P8">git init // <text:span text:style-name="T2">Skip this step if you have already created the folder on Github</text:span></text:p>
      <text:p text:style-name="P8">git add [file] // Prepares file to be added to the repository</text:p>
      <text:p text:style-name="P8">git commit <text:s/><text:span text:style-name="T1">-m [comment] </text:span>// Adds file to the repository. Do this after all ‘git add’s.</text:p>
      <text:h text:style-name="P7" text:outline-level="2">Connect to Github</text:h>
      <text:p text:style-name="P4">If you have not created the repository on Github as yet:</text:p>
      <text:p text:style-name="Quotations">Go to Github (and log in!) </text:p>
      <text:p text:style-name="Quotations">Click the New Repository button (top right), then Create repository.</text:p>
      <text:p text:style-name="Quotations">Follow the second set of instructions (you already have a repo), and use HTTPS <text:span text:style-name="T3">and continue...</text:span></text:p>
      <text:p text:style-name="P10">If you have already created the repository above or previously:</text:p>
      <text:p text:style-name="P8">git remote add origin https://github.com/[username]/[new_repo_name]</text:p>
      <text:p text:style-name="P8">git push -u origin master</text:p>
      <text:h text:style-name="P5" text:outline-level="1">Downloading folders to Raspberry Pi</text:h>
      <text:p text:style-name="P9"><text:span text:style-name="T1">git clone [link from Github when you use the GUI and click ‘clone’]</text:span>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04:53:34.838565761</meta:creation-date>
    <dc:date>2019-07-22T05:06:13.756813986</dc:date>
    <meta:editing-duration>PT2M17S</meta:editing-duration>
    <meta:editing-cycles>1</meta:editing-cycles>
    <meta:document-statistic meta:table-count="0" meta:image-count="0" meta:object-count="0" meta:page-count="1" meta:paragraph-count="19" meta:word-count="158" meta:character-count="927" meta:non-whitespace-character-count="786"/>
    <meta:generator>LibreOffice/5.2.7.2$Linux_ARM_EABI LibreOffice_project/20m0$Build-2</meta:generator>
  </office:meta>
</office:document-meta>
</file>